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7362in"/>
          <style:tab-stop style:position="0.8335in"/>
          <style:tab-stop style:position="1.1252in"/>
          <style:tab-stop style:position="1.5138in"/>
          <style:tab-stop style:position="1.9028in"/>
          <style:tab-stop style:position="2.2917in"/>
          <style:tab-stop style:position="2.8752in"/>
          <style:tab-stop style:position="6.3744in"/>
        </style:tab-stops>
      </style:paragraph-properties>
    </style:style>
    <style:style style:name="P2" style:family="paragraph" style:parent-style-name="Standard">
      <style:paragraph-properties fo:margin-left="0in" fo:margin-right="0in" fo:margin-top="0.0783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7362in"/>
          <style:tab-stop style:position="0.8335in"/>
          <style:tab-stop style:position="1.1252in"/>
          <style:tab-stop style:position="1.5138in"/>
          <style:tab-stop style:position="1.9028in"/>
          <style:tab-stop style:position="2.2917in"/>
          <style:tab-stop style:position="2.8752in"/>
          <style:tab-stop style:position="6.3744in"/>
        </style:tab-stops>
      </style:paragraph-properties>
    </style:style>
    <style:style style:name="P3" style:family="paragraph" style:parent-style-name="Standard">
      <style:paragraph-properties fo:margin-left="0in" fo:margin-right="0in" fo:margin-top="0.0783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7362in"/>
          <style:tab-stop style:position="0.8335in"/>
          <style:tab-stop style:position="1.1252in"/>
          <style:tab-stop style:position="1.5138in"/>
          <style:tab-stop style:position="1.9028in"/>
          <style:tab-stop style:position="2.2917in"/>
          <style:tab-stop style:position="2.8752in"/>
          <style:tab-stop style:position="6.3744in"/>
        </style:tab-stops>
      </style:paragraph-properties>
      <style:text-properties fo:font-variant="normal" fo:text-transform="none" fo:color="#0000ff" style:text-line-through-style="none" style:text-line-through-type="none" style:text-position="0% 100%" style:font-name="Liberation Serif" fo:font-size="12pt" fo:font-style="italic" style:text-underline-style="none" fo:font-weight="normal" style:font-name-asian="Liberation Serif1" style:font-size-asian="12pt" style:font-style-asian="italic" style:font-weight-asian="normal" style:font-name-complex="Liberation Serif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7362in"/>
          <style:tab-stop style:position="0.8335in"/>
          <style:tab-stop style:position="1.1252in"/>
          <style:tab-stop style:position="1.5138in"/>
          <style:tab-stop style:position="1.9028in"/>
          <style:tab-stop style:position="2.2917in"/>
          <style:tab-stop style:position="2.8752in"/>
          <style:tab-stop style:position="6.3744in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7362in"/>
          <style:tab-stop style:position="0.8335in"/>
          <style:tab-stop style:position="1.1252in"/>
          <style:tab-stop style:position="1.5138in"/>
          <style:tab-stop style:position="1.9028in"/>
          <style:tab-stop style:position="2.2917in"/>
          <style:tab-stop style:position="2.8752in"/>
          <style:tab-stop style:position="6.3744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Mono" fo:font-size="11pt" fo:font-style="normal" style:text-underline-style="none" fo:font-weight="normal" style:font-name-asian="Liberation Mono1" style:font-size-asian="11pt" style:font-style-asian="normal" style:font-weight-asian="normal" style:font-name-complex="Liberation Mono1" style:font-size-complex="11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7362in"/>
          <style:tab-stop style:position="0.8335in"/>
          <style:tab-stop style:position="1.1252in"/>
          <style:tab-stop style:position="1.5138in"/>
          <style:tab-stop style:position="1.9028in"/>
          <style:tab-stop style:position="2.2917in"/>
          <style:tab-stop style:position="2.8752in"/>
          <style:tab-stop style:position="4.7in"/>
          <style:tab-stop style:position="6.3744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Mono" fo:font-size="11pt" fo:font-style="normal" style:text-underline-style="none" fo:font-weight="normal" style:font-name-asian="Liberation Mono1" style:font-size-asian="11pt" style:font-style-asian="normal" style:font-weight-asian="normal" style:font-name-complex="Liberation Mono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7362in"/>
          <style:tab-stop style:position="0.8335in"/>
          <style:tab-stop style:position="1.1252in"/>
          <style:tab-stop style:position="1.5138in"/>
          <style:tab-stop style:position="1.9028in"/>
          <style:tab-stop style:position="2.2917in"/>
          <style:tab-stop style:position="2.8752in"/>
          <style:tab-stop style:position="6.3744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Mono" fo:font-size="11pt" fo:font-style="normal" style:text-underline-style="none" fo:font-weight="bold" style:font-name-asian="Liberation Mono1" style:font-size-asian="11pt" style:font-style-asian="normal" style:font-weight-asian="bold" style:font-name-complex="Liberation Mono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7362in"/>
          <style:tab-stop style:position="0.8335in"/>
          <style:tab-stop style:position="1.1252in"/>
          <style:tab-stop style:position="1.5138in"/>
          <style:tab-stop style:position="1.9028in"/>
          <style:tab-stop style:position="2.2917in"/>
          <style:tab-stop style:position="2.8752in"/>
          <style:tab-stop style:position="6.3744in"/>
        </style:tab-stops>
      </style:paragraph-properties>
      <style:text-properties fo:font-variant="normal" fo:text-transform="none" fo:color="#0000ff" style:text-line-through-style="none" style:text-line-through-type="none" style:text-position="0% 100%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P9" style:family="paragraph" style:parent-style-name="Standard">
      <style:paragraph-properties fo:margin-left="0in" fo:margin-right="0in" fo:margin-top="0.111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</style:style>
    <style:style style:name="P10" style:family="paragraph" style:parent-style-name="Standard">
      <style:paragraph-properties fo:margin-left="0in" fo:margin-right="0.0138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7362in"/>
          <style:tab-stop style:position="0.8335in"/>
          <style:tab-stop style:position="1.1252in"/>
          <style:tab-stop style:position="1.5138in"/>
          <style:tab-stop style:position="1.9028in"/>
          <style:tab-stop style:position="2.2917in"/>
          <style:tab-stop style:position="2.8752in"/>
          <style:tab-stop style:position="6.3744in"/>
        </style:tab-stops>
      </style:paragraph-properties>
    </style:style>
    <style:style style:name="P11" style:family="paragraph" style:parent-style-name="Standard">
      <style:paragraph-properties fo:margin-left="0in" fo:margin-right="0.0138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7362in"/>
          <style:tab-stop style:position="0.8335in"/>
          <style:tab-stop style:position="1.1252in"/>
          <style:tab-stop style:position="1.5138in"/>
          <style:tab-stop style:position="1.9028in"/>
          <style:tab-stop style:position="2.2917in"/>
          <style:tab-stop style:position="2.8752in"/>
          <style:tab-stop style:position="6.3744in"/>
        </style:tab-stops>
      </style:paragraph-properties>
      <style:text-properties fo:font-variant="normal" fo:text-transform="none" fo:color="#0000ff" style:text-line-through-style="none" style:text-line-through-type="none" style:text-position="0% 100%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P12" style:family="paragraph" style:parent-style-name="Standard">
      <style:paragraph-properties fo:margin-left="0in" fo:margin-right="0in" fo:margin-top="0.0965in" fo:margin-bottom="0in" loext:contextual-spacing="false" fo:line-height="100%" fo:text-indent="0in" style:auto-text-indent="false">
        <style:tab-stops>
          <style:tab-stop style:position="-0.3752in"/>
          <style:tab-stop style:position="0in"/>
          <style:tab-stop style:position="0.25in"/>
          <style:tab-stop style:position="0.6252in"/>
          <style:tab-stop style:position="1.25in"/>
          <style:tab-stop style:position="1.6252in"/>
          <style:tab-stop style:position="2.25in"/>
          <style:tab-stop style:position="2.6252in"/>
          <style:tab-stop style:position="3.25in"/>
          <style:tab-stop style:position="3.6252in"/>
          <style:tab-stop style:position="4.25in"/>
          <style:tab-stop style:position="4.6252in"/>
          <style:tab-stop style:position="5.25in"/>
          <style:tab-stop style:position="5.6252in"/>
          <style:tab-stop style:position="6.25in"/>
          <style:tab-stop style:position="6.6252in"/>
          <style:tab-stop style:position="7.25in"/>
          <style:tab-stop style:position="7.6252in"/>
          <style:tab-stop style:position="8.25in"/>
          <style:tab-stop style:position="8.6252in"/>
          <style:tab-stop style:position="9.25in"/>
          <style:tab-stop style:position="9.6252in"/>
          <style:tab-stop style:position="10.25in"/>
          <style:tab-stop style:position="10.6252in"/>
        </style:tab-stops>
      </style:paragraph-properties>
    </style:style>
    <style:style style:name="P13" style:family="paragraph" style:parent-style-name="Standard">
      <style:paragraph-properties fo:margin-left="0.3752in" fo:margin-right="0in" fo:margin-top="0.0965in" fo:margin-bottom="0in" loext:contextual-spacing="false" fo:line-height="100%" fo:text-align="start" style:justify-single-word="false" fo:keep-together="auto" fo:orphans="2" fo:widows="2" fo:text-indent="-0.3752in" style:auto-text-indent="false" fo:break-before="auto" fo:break-after="auto" fo:padding="0in" fo:border="none" fo:keep-with-next="auto">
        <style:tab-stops>
          <style:tab-stop style:position="-0.3752in"/>
          <style:tab-stop style:position="0in"/>
          <style:tab-stop style:position="0.25in"/>
          <style:tab-stop style:position="0.6252in"/>
          <style:tab-stop style:position="1.25in"/>
          <style:tab-stop style:position="1.6252in"/>
          <style:tab-stop style:position="2.25in"/>
          <style:tab-stop style:position="2.6252in"/>
          <style:tab-stop style:position="3.25in"/>
          <style:tab-stop style:position="3.6252in"/>
          <style:tab-stop style:position="4.25in"/>
          <style:tab-stop style:position="4.6252in"/>
          <style:tab-stop style:position="5.25in"/>
          <style:tab-stop style:position="5.6252in"/>
          <style:tab-stop style:position="6.25in"/>
          <style:tab-stop style:position="6.6252in"/>
          <style:tab-stop style:position="7.25in"/>
          <style:tab-stop style:position="7.6252in"/>
          <style:tab-stop style:position="8.25in"/>
          <style:tab-stop style:position="8.6252in"/>
          <style:tab-stop style:position="9.25in"/>
          <style:tab-stop style:position="9.6252in"/>
          <style:tab-stop style:position="10.25in"/>
          <style:tab-stop style:position="10.6252in"/>
        </style:tab-stops>
      </style:paragraph-properties>
    </style:style>
    <style:style style:name="P14" style:family="paragraph" style:parent-style-name="Standard">
      <style:paragraph-properties fo:margin-left="0.3752in" fo:margin-right="0in" fo:margin-top="0.0965in" fo:margin-bottom="0in" loext:contextual-spacing="false" fo:line-height="100%" fo:text-indent="0in" style:auto-text-indent="false">
        <style:tab-stops>
          <style:tab-stop style:position="-0.3752in"/>
          <style:tab-stop style:position="0in"/>
          <style:tab-stop style:position="0.25in"/>
          <style:tab-stop style:position="0.6252in"/>
          <style:tab-stop style:position="1.25in"/>
          <style:tab-stop style:position="1.6252in"/>
          <style:tab-stop style:position="2.25in"/>
          <style:tab-stop style:position="2.6252in"/>
          <style:tab-stop style:position="3.25in"/>
          <style:tab-stop style:position="3.6252in"/>
          <style:tab-stop style:position="4.25in"/>
          <style:tab-stop style:position="4.6252in"/>
          <style:tab-stop style:position="5.25in"/>
          <style:tab-stop style:position="5.6252in"/>
          <style:tab-stop style:position="6.25in"/>
          <style:tab-stop style:position="6.6252in"/>
          <style:tab-stop style:position="7.25in"/>
          <style:tab-stop style:position="7.6252in"/>
          <style:tab-stop style:position="8.25in"/>
          <style:tab-stop style:position="8.6252in"/>
          <style:tab-stop style:position="9.25in"/>
          <style:tab-stop style:position="9.6252in"/>
          <style:tab-stop style:position="10.25in"/>
          <style:tab-stop style:position="10.6252in"/>
        </style:tab-stops>
      </style:paragraph-properties>
    </style:style>
    <style:style style:name="P15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7362in"/>
          <style:tab-stop style:position="0.8335in"/>
          <style:tab-stop style:position="1.1252in"/>
          <style:tab-stop style:position="1.5138in"/>
          <style:tab-stop style:position="1.9028in"/>
          <style:tab-stop style:position="2.2917in"/>
          <style:tab-stop style:position="2.8752in"/>
          <style:tab-stop style:position="6.3744in"/>
        </style:tab-stops>
      </style:paragraph-properties>
    </style:style>
    <style:style style:name="P16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7362in"/>
          <style:tab-stop style:position="0.8335in"/>
          <style:tab-stop style:position="1.1252in"/>
          <style:tab-stop style:position="1.5138in"/>
          <style:tab-stop style:position="1.9028in"/>
          <style:tab-stop style:position="2.2917in"/>
          <style:tab-stop style:position="2.8752in"/>
          <style:tab-stop style:position="6.3744in"/>
        </style:tab-stops>
      </style:paragraph-properties>
      <style:text-properties fo:color="#0000ff"/>
    </style:style>
    <style:style style:name="P17" style:family="paragraph" style:parent-style-name="Standard" style:master-page-name="Standard">
      <style:paragraph-properties style:page-number="1"/>
    </style:style>
    <style:style style:name="T1" style:family="text">
      <style:text-properties style:font-name="Liberation Mono" fo:font-size="14pt" fo:font-weight="bold" style:font-name-asian="Liberation Mono1" style:font-size-asian="14pt" style:font-weight-asian="bold" style:font-name-complex="Liberation Mono1" style:font-size-complex="14pt"/>
    </style:style>
    <style:style style:name="T2" style:family="text">
      <style:text-properties style:font-name="Liberation Mono" fo:font-size="14pt" fo:font-weight="bold" style:font-name-asian="Liberation Mono1" style:font-size-asian="14pt" style:font-weight-asian="bold" style:font-name-complex="Liberation Mono1" style:font-size-complex="14pt" fo:background-color="#ffff00"/>
    </style:style>
    <style:style style:name="T3" style:family="text">
      <style:text-properties style:font-name="Liberation Mono" fo:font-size="11pt" style:font-name-asian="Liberation Mono1" style:font-size-asian="11pt" style:font-name-complex="Liberation Mono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Mono" fo:font-size="12pt" fo:font-style="normal" style:text-underline-style="none" fo:font-weight="bold" style:font-name-asian="Liberation Mono1" style:font-size-asian="12pt" style:font-style-asian="normal" style:font-weight-asian="bold" style:font-name-complex="Liberation Mono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Mono" fo:font-size="11pt" fo:font-style="normal" style:text-underline-style="none" fo:font-weight="normal" style:font-name-asian="Liberation Mono1" style:font-size-asian="11pt" style:font-style-asian="normal" style:font-weight-asian="normal" style:font-name-complex="Liberation Mono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Mono" fo:font-size="11pt" fo:font-style="normal" style:text-underline-style="none" fo:font-weight="bold" style:font-name-asian="Liberation Mono1" style:font-size-asian="11pt" style:font-style-asian="normal" style:font-weight-asian="bold" style:font-name-complex="Liberation Mono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Noto Sans Symbols" fo:font-size="11pt" fo:font-style="normal" style:text-underline-style="none" fo:font-weight="normal" style:font-name-asian="Noto Sans Symbols1" style:font-size-asian="11pt" style:font-style-asian="normal" style:font-weight-asian="normal" style:font-name-complex="Noto Sans Symbols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Noto Sans Symbols" fo:font-size="11pt" fo:font-style="normal" style:text-underline-style="none" fo:font-weight="bold" style:font-name-asian="Noto Sans Symbols1" style:font-size-asian="11pt" style:font-style-asian="normal" style:font-weight-asian="bold" style:font-name-complex="Noto Sans Symbols1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style:font-name-asian="Liberation Serif1" style:font-size-asian="12pt" style:font-style-asian="italic" style:font-weight-asian="normal" style:font-name-complex="Liberation Serif1" style:font-size-complex="12pt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Liberation Mono" fo:font-size="11pt" fo:font-style="normal" style:text-underline-style="none" fo:font-weight="normal" style:font-name-asian="Liberation Mono1" style:font-size-asian="11pt" style:font-style-asian="normal" style:font-weight-asian="normal" style:font-name-complex="Liberation Mono1" style:font-size-complex="11pt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Liberation Mono" fo:font-size="11pt" fo:font-style="normal" style:text-underline-style="none" fo:font-weight="bold" style:font-name-asian="Liberation Mono1" style:font-size-asian="11pt" style:font-style-asian="normal" style:font-weight-asian="bold" style:font-name-complex="Liberation Mono1" style:font-size-complex="11pt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Liberation Serif" fo:font-size="11pt" fo:font-style="normal" style:text-underline-style="none" fo:font-weight="bold" style:font-name-asian="Liberation Serif1" style:font-size-asian="11pt" style:font-style-asian="normal" style:font-weight-asian="bold" style:font-name-complex="Liberation Serif1" style:font-size-complex="11pt"/>
    </style:style>
    <style:style style:name="T15" style:family="text">
      <style:text-properties fo:font-variant="normal" fo:text-transform="none" fo:color="#ff0000" style:text-line-through-style="none" style:text-line-through-type="none" style:text-position="sub 58%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Liberation Mono" fo:font-size="11pt" fo:font-style="normal" style:text-underline-style="none" fo:font-weight="bold" style:font-name-asian="Liberation Mono1" style:font-size-asian="11pt" style:font-style-asian="normal" style:font-weight-asian="bold" style:font-name-complex="Liberation Mono1" style:font-size-complex="11pt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Liberation Mono" fo:font-size="11pt" fo:font-style="normal" style:text-underline-style="none" fo:font-weight="normal" style:font-name-asian="Liberation Mono1" style:font-size-asian="11pt" style:font-style-asian="normal" style:font-weight-asian="normal" style:font-name-complex="Liberation Mono1" style:font-size-complex="11pt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Liberation Mono" fo:font-size="11pt" fo:font-style="normal" style:text-underline-style="none" style:font-name-asian="Liberation Mono1" style:font-size-asian="11pt" style:font-style-asian="normal" style:font-name-complex="Liberation Mono1" style:font-size-complex="11pt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Liberation Serif" fo:font-size="12pt" style:text-underline-style="none" fo:font-weight="normal" style:font-name-asian="Liberation Serif1" style:font-size-asian="12pt" style:font-weight-asian="normal" style:font-name-complex="Liberation Serif1" style:font-size-complex="12pt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T22" style:family="text">
      <style:text-properties fo:font-variant="normal" fo:text-transform="none" fo:color="#c9211e" style:text-line-through-style="none" style:text-line-through-type="none" style:text-position="0% 100%" style:font-name="Liberation Mono" fo:font-size="11pt" fo:font-style="normal" style:text-underline-style="none" fo:font-weight="normal" style:font-name-asian="Liberation Mono1" style:font-size-asian="11pt" style:font-style-asian="normal" style:font-weight-asian="normal" style:font-name-complex="Liberation Mono1" style:font-size-complex="11pt"/>
    </style:style>
    <style:style style:name="T23" style:family="text">
      <style:text-properties fo:color="#0000ff" style:font-name="Liberation Mono" fo:font-size="11pt" fo:font-weight="bold" style:font-name-asian="Liberation Mono1" style:font-size-asian="11pt" style:font-weight-asian="bold" style:font-name-complex="Liberation Mono1" style:font-size-complex="11pt"/>
    </style:style>
    <style:style style:name="T24" style:family="text">
      <style:text-properties fo:color="#0000ff" style:font-name="Liberation Mono" fo:font-size="11pt" style:font-name-asian="Liberation Mono1" style:font-size-asian="11pt" style:font-name-complex="Liberation Mono1" style:font-size-complex="11pt"/>
    </style:style>
    <style:style style:name="T25" style:family="text">
      <style:text-properties fo:color="#0000ff"/>
    </style:style>
    <style:style style:name="T26" style:family="text">
      <style:text-properties fo:color="#0000ff" fo:font-size="11pt" style:font-size-asian="11pt" style:font-size-complex="11pt"/>
    </style:style>
    <style:style style:name="T27" style:family="text">
      <style:text-properties fo:font-style="italic" style:font-style-asian="italic"/>
    </style:style>
    <style:style style:name="T28" style:family="text">
      <style:text-properties fo:color="#ff0000" style:font-name="Liberation Mono" fo:font-size="11pt" style:font-name-asian="Liberation Mono1" style:font-size-asian="11pt" style:font-name-complex="Liberation Mono1" style:font-size-complex="11pt"/>
    </style:style>
    <style:style style:name="T29" style:family="text">
      <style:text-properties fo:color="#ff0000" fo:font-size="11pt" style:font-size-asian="11pt" style:font-size-complex="11pt"/>
    </style:style>
    <style:style style:name="T30" style:family="text">
      <style:text-properties fo:color="#ff0000" style:text-position="sub 58%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Oinarrizko SZIE laborategia </text:span><text:span text:style-name="T2">(EZ DA PRAKTIKAKO LENGOAIA)</text:span></text:p>
      <text:p text:style-name="P2"><text:span text:style-name="T4">GRAMATIKA:</text:span></text:p>
      <text:p text:style-name="P4"><text:span text:style-name="T5">main_prog →</text:span><text:span text:style-name="T6"><text:tab/>func</text:span><text:span text:style-name="T5"> </text:span><text:span text:style-name="T6">main () {</text:span><text:span text:style-name="T5"> stmts </text:span><text:span text:style-name="T6">}</text:span></text:p>
      <text:p text:style-name="P5"/>
      <text:p text:style-name="P5"/>
      <text:p text:style-name="P4"><text:span text:style-name="T5">decls<text:tab/>→ <text:tab/></text:span><text:span text:style-name="T6">var</text:span><text:span text:style-name="T5"> idlist </text:span><text:span text:style-name="T6">:</text:span><text:span text:style-name="T5"> type </text:span><text:span text:style-name="T6">;</text:span><text:span text:style-name="T5"> decls</text:span></text:p>
      <text:p text:style-name="P4"><text:span text:style-name="T5"><text:tab/><text:tab/><text:tab/>| </text:span><text:span text:style-name="T7">ξ</text:span></text:p>
      <text:p text:style-name="P5"/>
      <text:p text:style-name="P4"><text:span text:style-name="T5">type <text:tab/>→ <text:s/><text:tab/></text:span><text:span text:style-name="T6">float </text:span><text:span text:style-name="T5">|</text:span><text:span text:style-name="T6"> integer</text:span></text:p>
      <text:p text:style-name="P7"/>
      <text:p text:style-name="P4"><text:span text:style-name="T5">idlist <text:tab/>→ <text:tab/></text:span><text:span text:style-name="T6">id</text:span></text:p>
      <text:p text:style-name="P4"><text:span text:style-name="T5"><text:tab/><text:tab/><text:tab/>| idlist </text:span><text:span text:style-name="T6">,</text:span><text:span text:style-name="T5"> </text:span><text:span text:style-name="T6">id</text:span><text:span text:style-name="T5"> </text:span></text:p>
      <text:p text:style-name="P5"/>
      <text:p text:style-name="P4"><text:span text:style-name="T5">stmts<text:tab/>→ <text:tab/>stmt </text:span><text:span text:style-name="T6">;</text:span><text:span text:style-name="T5"> </text:span></text:p>
      <text:p text:style-name="P4"><text:span text:style-name="T5"><text:tab/><text:tab/><text:tab/>| stmts stmt </text:span><text:span text:style-name="T6">;</text:span></text:p>
      <text:p text:style-name="P5"/>
      <text:p text:style-name="P10"><text:span text:style-name="T5">stmt<text:tab/>→ <text:tab/></text:span><text:span text:style-name="T6">id =</text:span><text:span text:style-name="T5"> expr </text:span></text:p>
      <text:p text:style-name="P4"><text:span text:style-name="T5"><text:tab/><text:tab/><text:tab/>| </text:span><text:span text:style-name="T6">loop</text:span><text:span text:style-name="T5"> </text:span><text:span text:style-name="T6">{</text:span><text:span text:style-name="T5"> stmts </text:span><text:span text:style-name="T6">}</text:span><text:span text:style-name="T5"> </text:span></text:p>
      <text:p text:style-name="P4"><text:span text:style-name="T5"><text:tab/><text:tab/><text:tab/></text:span><text:span text:style-name="T11">|</text:span><text:span text:style-name="T12"> exit</text:span></text:p>
      <text:p text:style-name="P5"/>
      <text:p text:style-name="P4"><text:soft-page-break/><text:span text:style-name="T5">expr → <text:tab/><text:tab/><text:tab/> <text:s/>expr </text:span><text:span text:style-name="T6">+</text:span><text:span text:style-name="T5"> expr</text:span></text:p>
      <text:p text:style-name="P4"><text:span text:style-name="T5"><text:tab/><text:tab/><text:tab/>| expr </text:span><text:span text:style-name="T6">–</text:span><text:span text:style-name="T5"> expr</text:span></text:p>
      <text:p text:style-name="P4"><text:span text:style-name="T5"><text:tab/><text:tab/><text:tab/>| expr </text:span><text:span text:style-name="T6">*</text:span><text:span text:style-name="T5"> expr</text:span></text:p>
      <text:p text:style-name="P4"><text:span text:style-name="T5"><text:tab/><text:tab/><text:tab/>| expr </text:span><text:span text:style-name="T6">/ </text:span><text:span text:style-name="T5">expr</text:span></text:p>
      <text:p text:style-name="P4"><text:span text:style-name="T5"><text:tab/><text:tab/><text:tab/>| expr </text:span><text:span text:style-name="T6">&lt;</text:span><text:span text:style-name="T5"> expr</text:span></text:p>
      <text:p text:style-name="P4"><text:span text:style-name="T5"><text:tab/><text:tab/><text:tab/>| expr </text:span><text:span text:style-name="T6">&lt;=</text:span><text:span text:style-name="T5"> expr</text:span></text:p>
      <text:p text:style-name="P4"><text:span text:style-name="T5"><text:tab/><text:tab/><text:tab/>| expr </text:span><text:span text:style-name="T6">&gt;</text:span><text:span text:style-name="T5"> expr</text:span></text:p>
      <text:p text:style-name="P4"><text:span text:style-name="T5"><text:tab/><text:tab/><text:tab/>| expr </text:span><text:span text:style-name="T6">&gt;=</text:span><text:span text:style-name="T5"> expr</text:span></text:p>
      <text:p text:style-name="P4"><text:span text:style-name="T5"><text:tab/><text:tab/><text:tab/>| </text:span><text:span text:style-name="T6">id</text:span></text:p>
      <text:p text:style-name="P4"><text:span text:style-name="T5"><text:tab/><text:tab/><text:tab/>| </text:span><text:span text:style-name="T6">num_integer</text:span></text:p>
      <text:p text:style-name="P4"><text:span text:style-name="T5"><text:tab/><text:tab/><text:tab/>| </text:span><text:span text:style-name="T6">num_float</text:span></text:p>
      <text:p text:style-name="P4"><text:span text:style-name="T5"><text:tab/><text:tab/><text:tab/></text:span></text:p>
      <text:p text:style-name="P7"/>
      <text:p text:style-name="P4"><text:span text:style-name="T6">ATRIBUTUAK:</text:span></text:p>
      <text:p text:style-name="P4"><text:span text:style-name="T5">Lexikoak:</text:span></text:p>
      <text:p text:style-name="P4"><text:span text:style-name="T5"><text:s text:c="2"/></text:span><text:span text:style-name="T12">id.izena, num_integer.izena, num_float.izena</text:span><text:span text:style-name="T5">: dagokien karaktere katea</text:span></text:p>
      <text:p text:style-name="P5"/>
      <text:p text:style-name="P4"><text:span text:style-name="T5">Sintetizatuak:</text:span></text:p>
      <text:p text:style-name="P4"><text:span text:style-name="T3"><text:s text:c="2"/></text:span><text:span text:style-name="T23">stmts.exit_lista</text:span><text:span text:style-name="T24">: </text:span><text:span text:style-name="T3">osatugabeko jauzien erreferentzia zerrenda.</text:span></text:p>
      <text:p text:style-name="P4"><text:span text:style-name="T3"><text:s text:c="2"/></text:span><text:span text:style-name="T23">stmt.exit_lista</text:span><text:span text:style-name="T24">: </text:span><text:span text:style-name="T3">osatugabeko jauziaren erreferentzia zerrenda.</text:span></text:p>
      <text:p text:style-name="P4"><text:span text:style-name="T5"><text:s text:c="2"/></text:span><text:span text:style-name="T16">expr.true, expr.false</text:span><text:span text:style-name="T17">:</text:span><text:span text:style-name="T5"> osatugabeko jauzien erreferentzia zerrenda.</text:span></text:p>
      <text:p text:style-name="P4"><text:soft-page-break/><text:span text:style-name="T5"><text:s text:c="2"/></text:span><text:span text:style-name="T16">expr.izena</text:span><text:span text:style-name="T17">:</text:span><text:span text:style-name="T5"> adierazpena kalkulatuta duen aldagai edo konstantearen</text:span></text:p>
      <text:p text:style-name="P4"><text:span text:style-name="T5"><text:s text:c="14"/>karaktere katea.</text:span></text:p>
      <text:p text:style-name="P4"><text:span text:style-name="T5"><text:s text:c="2"/></text:span><text:span text:style-name="T16">M.erref</text:span><text:span text:style-name="T18">: </text:span><text:span text:style-name="T3">kodearen erreferentzia.</text:span></text:p>
      <text:p text:style-name="P4"><text:span text:style-name="T3"><text:s text:c="2"/></text:span><text:span text:style-name="T23">N.erref_lista</text:span><text:span text:style-name="T24">: </text:span><text:span text:style-name="T3">kodearen erreferentzia lista.</text:span></text:p>
      <text:p text:style-name="P5"/>
      <text:p text:style-name="P5"/>
      <text:p text:style-name="P4"><text:span text:style-name="T6">ABSTRAKZIO FUNTZIONALAK:</text:span></text:p>
      <text:p text:style-name="P4"><text:span text:style-name="T9">Kodea aldagai orokorra da eta ez da esplizitu jarriko parametroetan. Praktikaren enuntziatuan definituta dauden kodeari dagozkion metodoak ez dira hemen gehitu behar.</text:span></text:p>
      <text:p text:style-name="P9"><text:span text:style-name="T27">lista_hutsa: </text:span>→<text:span text:style-name="T27"> lista</text:span></text:p>
      <text:p text:style-name="P12"><text:span text:style-name="T25">lista huts bat sortu eta itzultzen du.</text:span></text:p>
      <text:p text:style-name="P9"><text:span text:style-name="T10">hasi_lista: osagaia </text:span><text:span text:style-name="T9">→</text:span><text:span text:style-name="T10"> lista</text:span></text:p>
      <text:p text:style-name="P13"><text:span text:style-name="T19">emandako osagaia bakarrik duen lista bat sortu eta itzultzen du.</text:span></text:p>
      <text:p text:style-name="P4"><text:span text:style-name="T10">gehitu_atzetik: lista x osagaia </text:span><text:span text:style-name="T9">→</text:span><text:span text:style-name="T10"> lista</text:span></text:p>
      <text:p text:style-name="P13"><text:span text:style-name="T20">emandako listan osagaia atzetik gehitu eta lista berria itzultzen du.</text:span></text:p>
      <text:p text:style-name="P13"><text:span text:style-name="T27">gehitu_guztiak_atzetik: lista x lista → lista</text:span></text:p>
      <text:p text:style-name="P13"><text:span text:style-name="T25">emandako lehenengo listan bigarren listan agertzen diren elementuak gehitu eta lista berria itzultzen du.</text:span></text:p>
      <text:p text:style-name="P2"><text:span text:style-name="T27">id_berria: → izena</text:span></text:p>
      <text:p text:style-name="P14"><text:span text:style-name="T25">aldagai lagungarri berri bat (orain arte erabili gabekoa) itzuliko du.</text:span></text:p>
      <text:p text:style-name="P15"><text:span text:style-name="T27">ag_gehitu: agindua →</text:span></text:p>
      <text:p text:style-name="P15"><text:span text:style-name="T25">kodea datu-egituran emandako agindua gehitzen du azken posizioan.</text:span></text:p>
      <text:p text:style-name="P15"><text:span text:style-name="T27">lortu_erref: → kode_erreferentzia</text:span></text:p>
      <text:p text:style-name="P15"><text:soft-page-break/><text:span text:style-name="T25">kodea datu-egituran gehituko den hurrengo aginduaren kode erreferentzia itzuli.</text:span></text:p>
      <text:p text:style-name="P15"><text:span text:style-name="T27">ag_osatu: kode_erreferentzia_lista x kode_erreferentzia → </text:span></text:p>
      <text:p text:style-name="P15"><text:span text:style-name="T25">kodea datu-egiturako emandako kode erreferentzien listako jauzi agindu osatugabeei emandako erreferentzia gehitu bukaeran aginduak osatzeko.</text:span></text:p>
      <text:p text:style-name="P16"/>
      <text:p text:style-name="P3"/>
      <text:p text:style-name="P2"><text:span text:style-name="T4">SZIE:</text:span></text:p>
      <text:p text:style-name="P4"><text:span text:style-name="T5">mainprog <text:tab/>→<text:tab/></text:span><text:span text:style-name="T6">func main () <text:s/><text:tab/></text:span><text:span text:style-name="T21">{ </text:span><text:span text:style-name="T13">kodea_hasieratu(); ag_gehitu( prog );</text:span><text:span text:style-name="T21"> }</text:span></text:p>
      <text:p text:style-name="P4"><text:span text:style-name="T6"><text:tab/><text:tab/><text:tab/></text:span><text:span text:style-name="T5">decls </text:span><text:span text:style-name="T6">{</text:span><text:span text:style-name="T5"> stmts </text:span><text:span text:style-name="T6">} ;</text:span><text:span text:style-name="T5"> <text:tab/></text:span><text:span text:style-name="T21">{ </text:span><text:span text:style-name="T13">ag_gehitu( halt ); kodea_idatzi(); </text:span><text:span text:style-name="T21">}</text:span></text:p>
      <text:p text:style-name="P5"/>
      <text:p text:style-name="P4"><text:span text:style-name="T5">decls<text:tab/>→ <text:s/></text:span><text:span text:style-name="T6">var</text:span><text:span text:style-name="T5"> idlist </text:span><text:span text:style-name="T6">:</text:span><text:span text:style-name="T5"> type </text:span><text:span text:style-name="T6">; </text:span><text:span text:style-name="T5">decls</text:span></text:p>
      <text:p text:style-name="P4"><text:span text:style-name="T5"><text:tab/><text:tab/><text:tab/>| </text:span><text:span text:style-name="T7">ξ</text:span></text:p>
      <text:p text:style-name="P5"/>
      <text:p text:style-name="P4"><text:span text:style-name="T5">type <text:tab/>→ <text:s/><text:tab/></text:span><text:span text:style-name="T6">float<text:tab/><text:tab/><text:tab/></text:span></text:p>
      <text:p text:style-name="P4"><text:span text:style-name="T6"><text:tab/><text:tab/><text:tab/></text:span><text:span text:style-name="T5">|</text:span><text:span text:style-name="T6"> integer<text:tab/><text:tab/></text:span></text:p>
      <text:p text:style-name="P7"/>
      <text:p text:style-name="P4"><text:span text:style-name="T5">idlist <text:tab/>→ <text:tab/></text:span><text:span text:style-name="T6">id<text:tab/><text:tab/><text:tab/><text:tab/><text:tab/></text:span></text:p>
      <text:p text:style-name="P4"><text:span text:style-name="T5"><text:tab/><text:tab/><text:tab/>| idlist </text:span><text:span text:style-name="T6">,</text:span><text:span text:style-name="T5"> </text:span><text:span text:style-name="T6">id<text:tab/></text:span></text:p>
      <text:p text:style-name="P5"/>
      <text:p text:style-name="P4"><text:span text:style-name="T5">stmts<text:tab/>→ <text:tab/>stmt </text:span><text:span text:style-name="T17">{ </text:span><text:span text:style-name="T28">stmts.exit_lista = gehitu_guztiak_atzetik</text:span><text:span text:style-name="T11">(</text:span><text:span text:style-name="T28">stmts.exit_lista, stmt.exit_lista</text:span><text:span text:style-name="T11">);</text:span><text:span text:style-name="T17"> }</text:span><text:span text:style-name="T5"> </text:span><text:span text:style-name="T6">;</text:span><text:span text:style-name="T5"> </text:span></text:p>
      <text:p text:style-name="P4"><text:span text:style-name="T5"><text:tab/><text:tab/><text:tab/>| stmts stmt</text:span><text:span text:style-name="T3"> <text:tab/></text:span><text:span text:style-name="T24">{ </text:span><text:span text:style-name="T28">stmts.exit_lista = gehitu_guztiak_atzetik(stmts.exit_lista, <text:tab/><text:tab/><text:tab/><text:tab/><text:tab/><text:tab/><text:tab/><text:tab/>stmts1.exit_lista);</text:span></text:p>
      <text:p text:style-name="P4"><text:span text:style-name="T28"><text:tab/><text:tab/><text:tab/><text:tab/><text:tab/><text:tab/>stmts.exit_lista = gehitu_guztiak_atzetik(stmts.exit_lista, <text:tab/><text:tab/><text:tab/><text:tab/><text:tab/><text:tab/><text:tab/><text:tab/>stmt.exit_lista); </text:span><text:span text:style-name="T24">}</text:span><text:span text:style-name="T6">;</text:span></text:p>
      <text:p text:style-name="P5"><text:soft-page-break/></text:p>
      <text:p text:style-name="P10"><text:span text:style-name="T5">stmt<text:tab/>→ <text:tab/></text:span><text:span text:style-name="T6">id =</text:span><text:span text:style-name="T5"> expr </text:span><text:span text:style-name="T6"><text:tab/><text:tab/></text:span><text:span text:style-name="T21">{ </text:span><text:span text:style-name="T13">stmt.exit = 0;</text:span></text:p>
      <text:p text:style-name="P10"><text:span text:style-name="T29"><text:tab/><text:tab/><text:tab/><text:tab/><text:tab/><text:tab/></text:span><text:span text:style-name="T13">ag_gehitu( </text:span><text:span text:style-name="T14">id</text:span><text:span text:style-name="T13">.izena || := || expr.izena );</text:span><text:span text:style-name="T21"> }</text:span></text:p>
      <text:p text:style-name="P11"/>
      <text:p text:style-name="P4"><text:span text:style-name="T5"><text:tab/><text:tab/><text:tab/>| </text:span><text:span text:style-name="T6">if</text:span><text:span text:style-name="T5"> expr M </text:span><text:span text:style-name="T6">{</text:span><text:span text:style-name="T5"> stmts </text:span><text:span text:style-name="T6">} </text:span><text:span text:style-name="T5">M </text:span></text:p>
      <text:p text:style-name="P4"><text:span text:style-name="T21"><text:tab/><text:tab/><text:tab/><text:tab/>{ </text:span><text:span text:style-name="T29">stmt.exit = 0;</text:span></text:p>
      <text:p text:style-name="P4"><text:span text:style-name="T29"><text:tab/><text:tab/><text:tab/><text:tab/></text:span><text:span text:style-name="T13">ag_osatu(expr.true, M</text:span><text:span text:style-name="T15">1</text:span><text:span text:style-name="T13">.erref); </text:span></text:p>
      <text:p text:style-name="P4"><text:span text:style-name="T29"><text:tab/><text:tab/><text:tab/><text:tab/></text:span><text:span text:style-name="T13">ag_osatu(expr.false, M</text:span><text:span text:style-name="T15">2</text:span><text:span text:style-name="T13">.erref);</text:span><text:span text:style-name="T21"> }</text:span></text:p>
      <text:p text:style-name="P11"/>
      <text:p text:style-name="P4"><text:span text:style-name="T5"><text:tab/><text:tab/><text:tab/>| </text:span><text:span text:style-name="T6">loop</text:span><text:span text:style-name="T5"> M </text:span><text:span text:style-name="T6">{</text:span><text:span text:style-name="T5"> stmts </text:span><text:span text:style-name="T6">} </text:span><text:span text:style-name="T5">M <text:tab/></text:span><text:span text:style-name="T21">{</text:span><text:span text:style-name="T26"> </text:span><text:span text:style-name="T29">stmt.exit = 0;</text:span></text:p>
      <text:p text:style-name="P4"><text:span text:style-name="T29"><text:tab/><text:tab/><text:tab/><text:tab/><text:tab/><text:tab/><text:tab/></text:span><text:span text:style-name="T13">ag_gehitu(goto || M</text:span><text:span text:style-name="T30">1</text:span><text:span text:style-name="T29">.erref</text:span><text:span text:style-name="T13">)</text:span></text:p>
      <text:p text:style-name="P4"><text:span text:style-name="T26"><text:tab/><text:tab/><text:tab/><text:tab/><text:tab/><text:tab/><text:tab/></text:span><text:span text:style-name="T29">ag_osatu(stmts.exits, M</text:span><text:span text:style-name="T30">2</text:span><text:span text:style-name="T29">.erref + 1)</text:span><text:span text:style-name="T21"> }</text:span></text:p>
      <text:p text:style-name="P11"/>
      <text:p text:style-name="P4"><text:span text:style-name="T17"><text:tab/><text:tab/><text:tab/></text:span><text:span text:style-name="T11">|</text:span><text:span text:style-name="T12"> exit</text:span><text:span text:style-name="T21"><text:tab/>{</text:span><text:span text:style-name="T26"> </text:span><text:span text:style-name="T29">stmt.exit_lista = hasi_lista(lortu_erref);;</text:span></text:p>
      <text:p text:style-name="P4"><text:span text:style-name="T29"><text:tab/><text:tab/><text:tab/><text:tab/>ag_gehitu(goto);</text:span><text:span text:style-name="T26"> </text:span><text:span text:style-name="T21">}<text:tab/></text:span></text:p>
      <text:p text:style-name="P4"><text:span text:style-name="T17"><text:tab/><text:tab/></text:span><text:span text:style-name="T22"><text:tab/></text:span></text:p>
      <text:p text:style-name="P8"/>
      <text:p text:style-name="P4"><text:span text:style-name="T5">expr <text:tab/>→ <text:tab/>expr </text:span><text:span text:style-name="T6">+</text:span><text:span text:style-name="T5"> expr<text:tab/><text:tab/></text:span><text:span text:style-name="T21">{ </text:span><text:span text:style-name="T13">expr.izena = </text:span><text:span text:style-name="T29">id_berria();</text:span></text:p>
      <text:p text:style-name="P4"><text:span text:style-name="T29"><text:tab/><text:tab/><text:tab/><text:tab/><text:tab/><text:tab/>expr.true = lista_hutsa();</text:span></text:p>
      <text:p text:style-name="P1"><text:span text:style-name="T29"><text:tab/><text:tab/><text:tab/><text:tab/><text:tab/><text:tab/>expr.false = lista_hutsa();</text:span></text:p>
      <text:p text:style-name="P4"><text:span text:style-name="T29"><text:tab/><text:tab/><text:tab/><text:tab/><text:tab/><text:tab/>ag_gehitu(expr.izena || := || expr1.izena || + || expr2.izena); </text:span><text:span text:style-name="T21">}</text:span></text:p>
      <text:p text:style-name="P4"><text:soft-page-break/><text:span text:style-name="T5"><text:tab/><text:tab/><text:tab/>| expr </text:span><text:span text:style-name="T6">–</text:span><text:span text:style-name="T5"> expr<text:tab/></text:span><text:span text:style-name="T21">{ </text:span><text:span text:style-name="T29">expr.izena = id_berria();</text:span></text:p>
      <text:p text:style-name="P1"><text:span text:style-name="T29"><text:tab/><text:tab/><text:tab/><text:tab/><text:tab/><text:tab/>expr.true = lista_hutsa();</text:span></text:p>
      <text:p text:style-name="P1"><text:span text:style-name="T29"><text:tab/><text:tab/><text:tab/><text:tab/><text:tab/><text:tab/>expr.false = lista_hutsa();</text:span></text:p>
      <text:p text:style-name="P4"><text:span text:style-name="T29"><text:tab/><text:tab/><text:tab/><text:tab/><text:tab/><text:tab/>ag_gehitu(expr.izena || := || expr1.izena || - || expr2.izena);</text:span><text:span text:style-name="T21"> }</text:span></text:p>
      <text:p text:style-name="P4"><text:span text:style-name="T5"><text:tab/><text:tab/><text:tab/>| expr </text:span><text:span text:style-name="T6">*</text:span><text:span text:style-name="T5"> expr<text:tab/></text:span><text:span text:style-name="T21">{ </text:span><text:span text:style-name="T29">expr.izena = id_berria();</text:span></text:p>
      <text:p text:style-name="P1"><text:span text:style-name="T29"><text:tab/><text:tab/><text:tab/><text:tab/><text:tab/><text:tab/>expr.true = lista_hutsa();</text:span></text:p>
      <text:p text:style-name="P1"><text:span text:style-name="T29"><text:tab/><text:tab/><text:tab/><text:tab/><text:tab/><text:tab/>expr.false = lista_hutsa();</text:span></text:p>
      <text:p text:style-name="P4"><text:span text:style-name="T29"><text:tab/><text:tab/><text:tab/><text:tab/><text:tab/><text:tab/>ag_gehitu(expr.izena || := || expr1.izena || * || expr2.izena); </text:span><text:span text:style-name="T21">}</text:span></text:p>
      <text:p text:style-name="P4"><text:span text:style-name="T5"><text:tab/><text:tab/><text:tab/>| expr </text:span><text:span text:style-name="T6">/ </text:span><text:span text:style-name="T5">expr<text:tab/></text:span><text:span text:style-name="T21">{ </text:span><text:span text:style-name="T29">expr.izena = id_berria();</text:span></text:p>
      <text:p text:style-name="P1"><text:span text:style-name="T29"><text:tab/><text:tab/><text:tab/><text:tab/><text:tab/><text:tab/>expr.true = lista_hutsa();</text:span></text:p>
      <text:p text:style-name="P1"><text:span text:style-name="T29"><text:tab/><text:tab/><text:tab/><text:tab/><text:tab/><text:tab/>expr.false = lista_hutsa();</text:span></text:p>
      <text:p text:style-name="P4"><text:span text:style-name="T29"><text:tab/><text:tab/><text:tab/><text:tab/><text:tab/><text:tab/>ag_gehitu(expr.izena || := || expr1.izena || / || expr2.izena);</text:span><text:span text:style-name="T21"> }</text:span></text:p>
      <text:p text:style-name="P4"><text:span text:style-name="T5"><text:tab/><text:tab/><text:tab/>| expr </text:span><text:span text:style-name="T6">&lt;</text:span><text:span text:style-name="T5"> expr<text:tab/></text:span><text:span text:style-name="T21">{ </text:span><text:span text:style-name="T29">expr.true = hasi_lista(lortu_erref());</text:span></text:p>
      <text:p text:style-name="P4"><text:span text:style-name="T26"><text:tab/><text:tab/><text:tab/><text:tab/><text:tab/><text:tab/></text:span><text:span text:style-name="T29">expr.false = hasi_lista(lortu_erref() + 1);</text:span></text:p>
      <text:p text:style-name="P4"><text:span text:style-name="T26"><text:tab/><text:tab/><text:tab/><text:tab/><text:tab/><text:tab/></text:span><text:span text:style-name="T29">ag_gehitu(if || expr1.izena || &lt; || expr2.izena || goto );</text:span></text:p>
      <text:p text:style-name="P4"><text:span text:style-name="T29"><text:tab/><text:tab/><text:tab/><text:tab/><text:tab/><text:tab/>ag_gehitu(goto ); </text:span><text:span text:style-name="T21">}</text:span></text:p>
      <text:p text:style-name="P4"><text:span text:style-name="T5"><text:tab/><text:tab/><text:tab/>| expr </text:span><text:span text:style-name="T6">&lt;=</text:span><text:span text:style-name="T5"> expr<text:tab/></text:span><text:span text:style-name="T21">{ </text:span><text:span text:style-name="T29">expr.true = hasi_lista(lortu_erref());</text:span></text:p>
      <text:p text:style-name="P4"><text:span text:style-name="T26"><text:tab/><text:tab/><text:tab/><text:tab/><text:tab/><text:tab/></text:span><text:span text:style-name="T29">expr.false = hasi_lista(lortu_erref() + 1);</text:span><text:span text:style-name="T21"> </text:span></text:p>
      <text:p text:style-name="P1"><text:span text:style-name="T26"><text:tab/><text:tab/><text:tab/><text:tab/><text:tab/><text:tab/></text:span><text:span text:style-name="T29">ag_gehitu(if || expr1.izena || &lt;= || expr2.izena || goto );</text:span></text:p>
      <text:p text:style-name="P4"><text:span text:style-name="T29"><text:tab/><text:tab/><text:tab/><text:tab/><text:tab/><text:tab/>ag_gehitu(goto ); </text:span><text:span text:style-name="T21">}</text:span></text:p>
      <text:p text:style-name="P4"><text:span text:style-name="T5"><text:tab/><text:tab/><text:tab/>| expr </text:span><text:span text:style-name="T6">&gt;</text:span><text:span text:style-name="T5"> expr<text:tab/></text:span><text:span text:style-name="T21">{ </text:span><text:span text:style-name="T29">expr.true = hasi_lista(lortu_erref());</text:span></text:p>
      <text:p text:style-name="P4"><text:soft-page-break/><text:span text:style-name="T26"><text:tab/><text:tab/><text:tab/><text:tab/><text:tab/><text:tab/></text:span><text:span text:style-name="T29">expr.false = hasi_lista(lortu_erref() + 1);</text:span></text:p>
      <text:p text:style-name="P1"><text:span text:style-name="T26"><text:tab/><text:tab/><text:tab/><text:tab/><text:tab/><text:tab/></text:span><text:span text:style-name="T29">ag_gehitu(if || expr1.izena || &gt; || expr2.izena || goto );</text:span></text:p>
      <text:p text:style-name="P4"><text:span text:style-name="T29"><text:tab/><text:tab/><text:tab/><text:tab/><text:tab/><text:tab/>ag_gehitu(goto ); </text:span><text:span text:style-name="T21">}</text:span></text:p>
      <text:p text:style-name="P4"><text:span text:style-name="T5"><text:tab/><text:tab/><text:tab/>| expr </text:span><text:span text:style-name="T6">&gt;=</text:span><text:span text:style-name="T5"> expr<text:tab/></text:span><text:span text:style-name="T21">{ </text:span><text:span text:style-name="T29">expr.true = hasi_lista(lortu_erref());</text:span></text:p>
      <text:p text:style-name="P4"><text:span text:style-name="T26"><text:tab/><text:tab/><text:tab/><text:tab/><text:tab/><text:tab/></text:span><text:span text:style-name="T29">expr.false = hasi_lista(lortu_erref() + 1);</text:span></text:p>
      <text:p text:style-name="P1"><text:span text:style-name="T26"><text:tab/><text:tab/><text:tab/><text:tab/><text:tab/><text:tab/></text:span><text:span text:style-name="T29">ag_gehitu(if || expr1.izena || &gt;= || expr2.izena || goto );</text:span></text:p>
      <text:p text:style-name="P4"><text:span text:style-name="T29"><text:tab/><text:tab/><text:tab/><text:tab/><text:tab/><text:tab/>ag_gehitu(goto );</text:span><text:span text:style-name="T21"> }</text:span></text:p>
      <text:p text:style-name="P4"><text:span text:style-name="T5"><text:tab/><text:tab/><text:tab/>| </text:span><text:span text:style-name="T6">id<text:tab/><text:tab/><text:tab/><text:tab/></text:span><text:span text:style-name="T21">{ </text:span><text:span text:style-name="T29">expr.izena = id.izena;</text:span><text:span text:style-name="T21"> }</text:span></text:p>
      <text:p text:style-name="P4"><text:span text:style-name="T5"><text:tab/><text:tab/><text:tab/>| </text:span><text:span text:style-name="T6">num_integer<text:tab/></text:span><text:span text:style-name="T21">{ </text:span><text:span text:style-name="T29">expr.izena = num_integer.izena; </text:span><text:span text:style-name="T21">}</text:span></text:p>
      <text:p text:style-name="P4"><text:span text:style-name="T5"><text:tab/><text:tab/><text:tab/>| </text:span><text:span text:style-name="T6">num_float<text:tab/><text:tab/></text:span><text:span text:style-name="T21">{ </text:span><text:span text:style-name="T29">expr.izena = num_float.izena;</text:span><text:span text:style-name="T21"> }</text:span></text:p>
      <text:p text:style-name="P5"/>
      <text:p text:style-name="P4"><text:span text:style-name="T5">M</text:span><text:span text:style-name="T6"> <text:tab/>→ <text:tab/></text:span><text:span text:style-name="T8">ξ <text:tab/><text:tab/></text:span><text:span text:style-name="T21">{ <text:s/></text:span><text:span text:style-name="T29">M.erref = lortu_erref(); </text:span><text:span text:style-name="T21">}</text:span></text:p>
      <text:p text:style-name="P4"><text:span text:style-name="T5">N </text:span><text:span text:style-name="T6"><text:tab/>→ <text:tab/></text:span><text:span text:style-name="T8">ξ<text:tab/><text:tab/></text:span><text:span text:style-name="T21">{ <text:s/></text:span><text:span text:style-name="T29">N.erref_lista = hasi_lista(lortu_erref());</text:span></text:p>
      <text:p text:style-name="P4"><text:span text:style-name="T29"><text:tab/><text:tab/><text:tab/><text:tab/><text:tab/>ag_gehitu(goto); </text:span><text:span text:style-name="T21">}</text:span></text:p>
      <text:p text:style-name="P5"/>
      <text:p text:style-name="P5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u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16" meta:word-count="644" meta:character-count="4717" meta:non-whitespace-character-count="3779"/>
    <meta:generator>LibreOfficeDev/6.0.5.2$Linux_X86_64 LibreOffice_project/</meta:generator>
  </office:meta>
</office:document-meta>
</file>